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empleados1 (</text:p>
      <text:p text:style-name="Standard"><text:s text:c="4"/>dni number(8) constraint emp_dni_pk primary key,</text:p>
      <text:p text:style-name="Standard"><text:s text:c="4"/>nombre varchar(10) constraint emp_nomb_nn not null,</text:p>
      <text:p text:style-name="Standard"><text:s text:c="4"/>apellido1 varchar(15) constraint emp_ape1_nn not null,</text:p>
      <text:p text:style-name="Standard"><text:s text:c="4"/>apellido2 varchar(15),</text:p>
      <text:p text:style-name="Standard"><text:s text:c="4"/>direcc1 varchar(25),</text:p>
      <text:p text:style-name="Standard"><text:s text:c="4"/>direcc2 varchar(20),</text:p>
      <text:p text:style-name="Standard"><text:s text:c="4"/>ciudad varchar(20),</text:p>
      <text:p text:style-name="Standard"><text:s text:c="4"/>municipio varchar(20),</text:p>
      <text:p text:style-name="Standard"><text:s text:c="4"/>cod_postal varchar(5),</text:p>
      <text:p text:style-name="Standard"><text:s text:c="4"/>sexo char(1) constraint emp_sex_ck check(sexo = 'M' or sexo = 'H'),</text:p>
      <text:p text:style-name="Standard"><text:s text:c="4"/>fecha_nac date);</text:p>
      <text:p text:style-name="Standard"><text:s text:c="4"/></text:p>
      <text:p text:style-name="Standard">create table departamentos(</text:p>
      <text:p text:style-name="Standard"><text:s text:c="4"/>dpto_cod number(5) constraint dep_cod_pk primary key,</text:p>
      <text:p text:style-name="Standard"><text:s text:c="4"/>nombre_dpto varchar(30) constraint dep_nom_nn not null,</text:p>
      <text:p text:style-name="Standard"><text:s text:c="4"/>jefe number(5),</text:p>
      <text:p text:style-name="Standard"><text:s text:c="4"/>presupuesto integer not null,</text:p>
      <text:p text:style-name="Standard"><text:s text:c="4"/>pres_actual integer);</text:p>
      <text:p text:style-name="Standard">drop table trabajos;</text:p>
      <text:p text:style-name="Standard">create table universidades(</text:p>
      <text:p text:style-name="Standard"><text:s text:c="4"/>univ_cod number(5) constraint uni_cod_pk primary key,</text:p>
      <text:p text:style-name="Standard"><text:s text:c="4"/>nombre_uni varchar(25) constraint uni_nom_nn not null,</text:p>
      <text:p text:style-name="Standard"><text:s text:c="4"/>ciudad varchar(20),</text:p>
      <text:p text:style-name="Standard"><text:s text:c="4"/>municipio varchar(2),</text:p>
      <text:p text:style-name="Standard"><text:s text:c="4"/>cod_postal varchar(5));</text:p>
      <text:p text:style-name="Standard">create table estudios (</text:p>
      <text:p text:style-name="Standard"><text:s text:c="4"/>empleado_dni number(8) references empleados1,</text:p>
      <text:p text:style-name="Standard"><text:s text:c="4"/>universidad number(5) references universidades,</text:p>
      <text:p text:style-name="Standard"><text:s text:c="4"/>anyo smallint,</text:p>
      <text:p text:style-name="Standard"><text:s text:c="4"/>grado varchar(3),</text:p>
      <text:p text:style-name="Standard"><text:s text:c="4"/>especialidad varchar(20),</text:p>
      <text:p text:style-name="Standard"><text:s text:c="4"/>primary key (empleado_dni, universidad));</text:p>
      <text:p text:style-name="Standard">drop table trabajos;</text:p>
      <text:p text:style-name="Standard">create table trabajos(</text:p>
      <text:p text:style-name="Standard"><text:s text:c="4"/>trabajo_cod number(5) constraint tra_nom_pk primary key,</text:p>
      <text:p text:style-name="Standard"><text:s text:c="4"/>nombre_trab varchar(20),</text:p>
      <text:p text:style-name="Standard"><text:s text:c="4"/>salario_min number(2) not null,</text:p>
      <text:p text:style-name="Standard"><text:s text:c="4"/>salario_max number(2) not null);</text:p>
      <text:p text:style-name="Standard"><text:s text:c="4"/></text:p>
      <text:p text:style-name="Standard">create table historial_laboral(/*no creado aun*/</text:p>
      <text:p text:style-name="Standard"><text:s text:c="4"/>empleado_dni number(8) references empleados1,</text:p>
      <text:p text:style-name="Standard"><text:s text:c="4"/>trab_cod number(5) references trabajos,</text:p>
      <text:p text:style-name="Standard"><text:s text:c="4"/>fecha_inicio date,</text:p>
      <text:p text:style-name="Standard"><text:s text:c="4"/>feca_fin date,</text:p>
      <text:p text:style-name="Standard"><text:s text:c="4"/>depto_cod number(5) references departamentos,</text:p>
      <text:p text:style-name="Standard"><text:s text:c="4"/>supervisor_dni number(8) references empleados1,</text:p>
      <text:p text:style-name="Standard"><text:s text:c="4"/>constraint his_lab_pk primary key (empleado_dni, trab_cod));</text:p>
      <text:p text:style-name="Standard">alter table historial_laboral drop constraint his_lab_pk;</text:p>
      <text:p text:style-name="Standard">alter table historial_laboral add constraint his_lab_pk primary key (empleado_dni, fecha_inicio);</text:p>
      <text:p text:style-name="Standard"/>
      <text:p text:style-name="P1">create table historial_salarial(</text:p>
      <text:p text:style-name="Standard"><text:s text:c="4"/>empleado_dni number(8) references empleados1,</text:p>
      <text:p text:style-name="Standard"><text:s text:c="4"/>salario integer not null,</text:p>
      <text:p text:style-name="Standard"><text:s text:c="4"/>fecha_comienzo date,</text:p>
      <text:p text:style-name="Standard"><text:s text:c="4"/>fecha_fin date,</text:p>
      <text:p text:style-name="Standard"><text:s text:c="4"/>constraint his_sal_pk primary key (empleado_dni, salario));</text:p>
      <text:p text:style-name="Standard">alter table empleados1 add (constraint emp_ck check ((sexo='H' and fecha_nac is not null)or sexo='M'));</text:p>
      <text:p text:style-name="Standard">alter table empleados1 modify nombre varchar(10);</text:p>
      <text:p text:style-name="Standard">ALTER TABLE empleados1 DROP CONSTRAINT emp_ck;</text:p>
      <text:p text:style-name="Standard">alter table empleados1 add valoracion number(2) default 5;</text:p>
      <text:p text:style-name="Standard">ALTER TABLE empleados1 modify direcc1 varchar(40);</text:p>
      <text:p text:style-name="Standard">ALTER TABLE empleados1 modify fecha_nac varchar(40);</text:p>
      <text:p text:style-name="Standard">alter table historial_laboral add (constraint his_lab_ck check (fecha_inicio&gt;feca_fin and fecha_inicio is not null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7:01:56.490691811</meta:creation-date>
    <dc:date>2019-11-19T20:08:04.806385802</dc:date>
    <meta:editing-duration>PT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265" meta:character-count="2521" meta:non-whitespace-character-count="2137"/>
  </office:meta>
</office:document-meta>
</file>